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lotted Aloha</text:p>
      <text:p text:style-name="Normale">Il tempo è suddiviso in slot. Quando un nodo vuole trasmettere attende l’inizio di uno slot. Se non ci sono collisioni allora trasmette, altrimenti ristrasmetterà con probabilità p in uno slot successivo.</text:p>
      <text:p text:style-name="P2">Pro</text:p>
      <text:p text:style-name="Normale">• Consente a un singolo nodo di trasmettere continuamente pacchetti alla massima velocità del canale.<text:s/></text:p>
      <text:p text:style-name="Normale">• È fortemente decentralizzato, ciascun nodo rileva le collisioni e decide indipendentemente quando ritrasmettere.<text:s/></text:p>
      <text:p text:style-name="Normale">• È estremamente semplice.</text:p>
      <text:p text:style-name="P3">Contro<text:s/></text:p>
      <text:p text:style-name="Normale">• Una certa frazione degli slot presenterà collisioni e di conseguenza andrà “sprecata”.<text:s/></text:p>
      <text:p text:style-name="Normale">• Un’alta frazione degli slot rimane vuota, quindi inattiva.</text:p>
      <text:p text:style-name="Normale"/>
      <text:p text:style-name="P4">Aloha puro</text:p>
      <text:p text:style-name="Normale">Non sincronizzato. Quando arriva il primo pacchetto: – lo trasmette immediatamente e integralmente nel canale broadcast.</text:p>
      <text:p text:style-name="Normale">Entrambi, maggiore è il traffico e peggiore è il protocollo in termini di throughput.</text:p>
      <text:p text:style-name="Normale"/>
      <text:p text:style-name="P5">CSMA</text:p>
      <text:p text:style-name="Normale">Si pone in ascolto prima di trasmettere. Se rileva che il canale è libero, trasmette l‘intero pacchetto. <text:s/>Se il canale sta già trasmettendo, il nodo aspetta un altro intervallo di tempo. Essendo a rilevazione della portante utilizza una codifica Manchester.</text:p>
      <text:p text:style-name="Normale">Per via dei ritardi di propagazione, possono esserci ancora collisioni.</text:p>
      <text:p text:style-name="P6">CSMA<text:s/>1-persistente</text:p>
      <text:p text:style-name="Normale">Quando un calcolatore ha dati da trasmettere, ascolta il segnale presente sul mezzo trasmissivo.<text:s/>Se trova il canale libero, trasmette il frame<text:s/>altrimenti<text:s/>continua ad ascoltare fino a che il canale non si libera, e poi trasmette il frame.<text:s/></text:p>
      <text:p text:style-name="Normale">In<text:s/>caso di collisione, la stazione aspetta un tempo casuale e ripete l’algoritmo.</text:p>
      <text:p text:style-name="Normale">Il protocollo si chiama 1-persistente perchè quando trova il canale occupato, resta in ascolto continuamente, ed appena il canale si libera trasmette con probabilità 1 (sempre).</text:p>
      <text:p text:style-name="P7">CSMA p-persistente</text:p>
      <text:p text:style-name="Normale">Il tempo è suddiviso in slot temporali. Chi vuole trasmettere ascolta continuamente il canale<text:s/>e quando lo trova libero trasmette con probabilità p, altrimenti attende uno slot successivo con probabilità 1-p.</text:p>
      <text:p text:style-name="Normale">In caso di collisione, la stazione attende un tempo casuale e ripete l’algoritmo.</text:p>
      <text:p text:style-name="P8"/>
      <text:soft-page-break/>
      <text:p text:style-name="P9">CSMA non persistente</text:p>
      <text:p text:style-name="Normale">Quando una stazione vuole trasmettere e trova il canale occupato, non attende in ascolto, ma riprova dopo un tempo casuale.</text:p>
      <text:p text:style-name="Normale"/>
      <text:p text:style-name="P10">CSMA/CD</text:p>
      <text:p text:style-name="Normale">Lavora in tre fasi:</text:p>
      <text:p text:style-name="Normale"><text:span text:style-name="T11">Carrier sense</text:span>: ogni stazione che deve trasmettere ascolta il bus e decide di trasmettere solo se questo è libero.</text:p>
      <text:p text:style-name="Normale"><text:span text:style-name="T12">Multiple access</text:span>: per via dei ritardi di propagazione, due o più stazioni potrebbero trasmettere contemporaneamente.</text:p>
      <text:p text:style-name="Normale"><text:span text:style-name="T13">Collision detection</text:span>: per rilevare una collisione, ogni stazione, mentre trasmette un pacchetto, ascolta i segnali sul mezzo trasmissivo, confrontandoli con quelli da lei generati.</text:p>
      <text:p text:style-name="Normale">Alla fine di una trasmissione si può avere un periodo di contesa se 2 o più stazioni iniziano a trasmettere. In caso di avvenuta collisione, la stazione trasmittente sospende la trasmissione e trasmette una sequenza di<text:s/><text:span text:style-name="T14">jamming</text:span><text:s/>(interferenza trasmissiva) per comunicare a tutte le stazioni di rilevare l'avvenuta collisione. Le stazioni in ascolto, riconoscono il jamming e scartano i bit ricevuti. La stazione trasmittente ripete il tentativo di trasmissione dopo un tempo pseudo-casuale per un numero di volte non superiore a 16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</meta:initial-creator>
    <dc:creator>GERARDO</dc:creator>
    <meta:creation-date>2020-08-27T18:55:00Z</meta:creation-date>
    <dc:date>2020-08-27T21:01:00Z</dc:date>
    <meta:template xlink:href="Normal" xlink:type="simple"/>
    <meta:editing-cycles>2</meta:editing-cycles>
    <meta:editing-duration>PT7500S</meta:editing-duration>
    <meta:document-statistic meta:page-count="2" meta:paragraph-count="6" meta:word-count="466" meta:character-count="3120" meta:row-count="22" meta:non-whitespace-character-count="2660"/>
  </office:meta>
</office:document-meta>
</file>